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2">
      <style:text-properties fo:font-size="16pt" style:font-size-asian="16pt" style:font-size-complex="16pt"/>
    </style:style>
    <style:style style:name="P2" style:family="paragraph" style:parent-style-name="Heading_20_1"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Text_20_body">
      <style:text-properties fo:color="#000000" style:font-name="Arial1" fo:font-size="16pt" style:font-size-asian="16pt" style:font-size-complex="16pt"/>
    </style:style>
    <style:style style:name="P5" style:family="paragraph" style:parent-style-name="Text_20_body">
      <style:paragraph-properties fo:text-align="start" style:justify-single-word="false"/>
      <style:text-properties fo:color="#000000" style:font-name="Arial1" fo:font-size="16pt" style:font-size-asian="16pt" style:font-size-complex="16pt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text-properties fo:font-size="16pt" style:font-name-asian="宋体1" style:font-size-asian="16pt" style:font-size-complex="16pt"/>
    </style:style>
    <style:style style:name="P8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10" style:family="paragraph" style:parent-style-name="Text_20_body">
      <style:paragraph-properties fo:margin-left="1.984cm" fo:margin-right="0cm" fo:text-indent="-0.635cm" style:auto-text-indent="false"/>
      <style:text-properties fo:font-size="16pt" style:font-size-asian="16pt" style:font-size-complex="16pt"/>
    </style:style>
    <style:style style:name="P11" style:family="paragraph" style:parent-style-name="Text_20_body">
      <style:paragraph-properties fo:margin-left="1.984cm" fo:margin-right="0cm" fo:text-indent="-0.635cm" style:auto-text-indent="false"/>
      <style:text-properties fo:font-size="16pt" officeooo:paragraph-rsid="00119990" style:font-size-asian="16pt" style:font-size-complex="16pt"/>
    </style:style>
    <style:style style:name="P12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1.386cm" fo:margin-right="0cm" fo:text-indent="-0.635cm" style:auto-text-indent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6pt" style:font-weight-asian="bold"/>
    </style:style>
    <style:style style:name="T4" style:family="text">
      <style:text-properties style:font-name-asian="宋体1" style:font-size-asian="10.5pt"/>
    </style:style>
    <style:style style:name="T5" style:family="text">
      <style:text-properties style:font-name-asian="宋体1" style:font-weight-asian="bold"/>
    </style:style>
    <style:style style:name="T6" style:family="text">
      <style:text-properties officeooo:rsid="00105e97" style:font-name-asian="宋体1" style:language-asian="zh" style:country-asian="CN"/>
    </style:style>
    <style:style style:name="T7" style:family="text">
      <style:text-properties officeooo:rsid="00127a50" style:font-name-asian="宋体1" style:language-asian="zh" style:country-asian="CN"/>
    </style:style>
    <style:style style:name="T8" style:family="text">
      <style:text-properties fo:font-size="22pt" fo:font-weight="bold"/>
    </style:style>
    <style:style style:name="T9" style:family="text">
      <style:text-properties fo:font-size="22pt" style:font-name-asian="宋体1" style:font-size-asian="22pt" style:font-weight-asian="bold" style:font-size-complex="22pt"/>
    </style:style>
    <style:style style:name="T10" style:family="text">
      <style:text-properties fo:font-weight="bold"/>
    </style:style>
    <style:style style:name="T11" style:family="text">
      <style:text-properties fo:font-weight="bold" officeooo:rsid="00105e97" style:language-asian="zh" style:country-asian="CN"/>
    </style:style>
    <style:style style:name="T12" style:family="text">
      <style:text-properties style:font-name="Cambria" fo:font-size="16pt" fo:font-weight="bold"/>
    </style:style>
    <style:style style:name="T13" style:family="text">
      <style:text-properties style:font-name="Cambria" fo:font-weight="bold"/>
    </style:style>
    <style:style style:name="T14" style:family="text">
      <style:text-properties style:font-name="Cambria" fo:font-size="22pt" fo:font-weight="bold" style:font-size-asian="22pt" style:font-size-complex="22pt"/>
    </style:style>
    <style:style style:name="T15" style:family="text">
      <style:text-properties style:font-name="Cambria" fo:font-size="18pt" fo:font-weight="bold" style:font-size-asian="18pt" style:font-size-complex="18pt"/>
    </style:style>
    <style:style style:name="T16" style:family="text">
      <style:text-properties fo:font-size="16pt" fo:font-weight="bold"/>
    </style:style>
    <style:style style:name="T17" style:family="text">
      <style:text-properties fo:font-size="10.5pt"/>
    </style:style>
    <style:style style:name="T18" style:family="text">
      <style:text-properties style:font-size-asian="10.5pt"/>
    </style:style>
    <style:style style:name="T19" style:family="text">
      <style:text-properties style:font-name="Wingdings"/>
    </style:style>
    <style:style style:name="T20" style:family="text">
      <style:text-properties style:font-name="Wingdings" fo:font-size="10.5pt"/>
    </style:style>
    <style:style style:name="T21" style:family="text">
      <style:text-properties style:font-name="Calibri"/>
    </style:style>
    <style:style style:name="T22" style:family="text">
      <style:text-properties style:font-name="Calibri" fo:font-size="10.5pt"/>
    </style:style>
    <style:style style:name="T23" style:family="text">
      <style:text-properties fo:color="#7f0055" style:font-name="Arial1" fo:font-size="11pt" fo:font-weight="bold"/>
    </style:style>
    <style:style style:name="T24" style:family="text">
      <style:text-properties fo:color="#7f0055" style:font-name="Arial1" fo:font-weight="bold"/>
    </style:style>
    <style:style style:name="T25" style:family="text">
      <style:text-properties fo:color="#000000"/>
    </style:style>
    <style:style style:name="T26" style:family="text">
      <style:text-properties fo:color="#000000" style:font-name="Arial1"/>
    </style:style>
    <style:style style:name="T27" style:family="text">
      <style:text-properties fo:color="#000000" style:font-name="Arial1" fo:font-size="11pt"/>
    </style:style>
    <style:style style:name="T28" style:family="text">
      <style:text-properties fo:color="#000000" style:font-name="Arial1" fo:font-size="11pt" style:text-underline-style="solid" style:text-underline-width="auto" style:text-underline-color="font-color"/>
    </style:style>
    <style:style style:name="T29" style:family="text">
      <style:text-properties fo:color="#000000" style:font-name="Arial1" style:text-underline-style="solid" style:text-underline-width="auto" style:text-underline-color="font-color"/>
    </style:style>
    <style:style style:name="T30" style:family="text">
      <style:text-properties fo:color="#000000" style:font-name="Arial1" fo:font-weight="bold"/>
    </style:style>
    <style:style style:name="T31" style:family="text">
      <style:text-properties officeooo:rsid="00119990" style:language-asian="zh" style:country-asian="CN"/>
    </style:style>
    <style:style style:name="T32" style:family="text">
      <style:text-properties officeooo:rsid="00127a50"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1">1,</text:span><text:span text:style-name="T10">JDBC</text:span><text:span text:style-name="T5">接口、类介绍</text:span></text:h>
      <text:h text:style-name="P1" text:outline-level="2"><text:span text:style-name="T10">1</text:span><text:span text:style-name="T5">　</text:span><text:span text:style-name="T13">JDBC</text:span><text:span text:style-name="T5">中的主要类（接口）</text:span></text:h>
      <text:p text:style-name="P8"><text:span text:style-name="T1">在</text:span>JDBC<text:span text:style-name="T1">中常用的类有：</text:span></text:p>
      <text:p text:style-name="P10"><text:span text:style-name="T19">l</text:span>DriverManager –<text:span text:style-name="T1">类，用来获取</text:span>Connection<text:span text:style-name="T1">；</text:span><text:span text:style-name="T6">获得数据库的连接</text:span></text:p>
      <text:p text:style-name="P10"><text:span text:style-name="T19">l</text:span>Connection –<text:span text:style-name="T1">接口；</text:span></text:p>
      <text:p text:style-name="P10"><text:span text:style-name="T19">l</text:span>Statement –<text:span text:style-name="T1">接口；</text:span></text:p>
      <text:p text:style-name="P10"><text:span text:style-name="T19">l</text:span>ResultSet –<text:span text:style-name="T1">接口。 <text:s/></text:span><text:span text:style-name="T7">结果返回</text:span></text:p>
      <text:p text:style-name="P10"><text:span text:style-name="T1"/></text:p>
      <text:p text:style-name="P11">DriverManager<text:span text:style-name="T31">---&gt;Connection---&gt;Statement --发送sql--&gt;数据库</text:span></text:p>
      <text:h text:style-name="P1" text:outline-level="2"><text:span text:style-name="T10">2</text:span><text:span text:style-name="T5">　</text:span><text:span text:style-name="T13">DriverManager</text:span></text:h>
      <text:p text:style-name="P8"><text:span text:style-name="T1">其实我们今后只需要会用</text:span>DriverManager<text:span text:style-name="T1">的</text:span><text:span text:style-name="T21">getConnection()</text:span><text:span text:style-name="T1">方法即可：</text:span></text:p>
      <text:p text:style-name="P12"><text:span text:style-name="T21">1.</text:span>Class.forName(“oracle.jdbc.OracleDriver”);//<text:span text:style-name="T1">注册驱动</text:span></text:p>
      <text:p text:style-name="P12"><text:span text:style-name="T21">2.</text:span>String url = “<text:span text:style-name="T21">jdbc:oracle:thin:@127.0.0.1:1521:orcl”</text:span>;</text:p>
      <text:p text:style-name="P12"><text:span text:style-name="T21">3.</text:span>String username = “scott”;<text:span text:style-name="T32">用户名</text:span></text:p>
      <text:p text:style-name="P12"><text:span text:style-name="T21">4.</text:span>String password = “tiger”;<text:span text:style-name="T32">用户密码</text:span></text:p>
      <text:p text:style-name="P12"><text:span text:style-name="T21">5.</text:span>Connection con = DriverManager.getConnection(url, username, password);</text:p>
      <text:p text:style-name="P9">注意，上面代码可能出现的两种异常：</text:p>
      <text:p text:style-name="P12"><text:span text:style-name="T21">1.</text:span>ClassNotFoundException<text:span text:style-name="T1">：这个异常是在第</text:span><text:span text:style-name="T21">1</text:span><text:span text:style-name="T1">句上出现的，出现这个异常有两个可能：</text:span></text:p>
      <text:p text:style-name="P10"><text:span text:style-name="T19">l</text:span><text:span text:style-name="T1">你没有给出</text:span>oracle<text:span text:style-name="T1">的</text:span><text:span text:style-name="T21">jar</text:span><text:span text:style-name="T1">包；</text:span></text:p>
      <text:p text:style-name="P10"><text:span text:style-name="T19">l</text:span><text:span text:style-name="T1">你把类名称打错了，查看类名是不是</text:span>oracle.jdbc.OracleDriver<text:span text:style-name="T1">。</text:span></text:p>
      <text:p text:style-name="P12"><text:span text:style-name="T21">2.</text:span>SQLException<text:span text:style-name="T1">：这个异常出现在第</text:span><text:span text:style-name="T21">5</text:span><text:span text:style-name="T1">句，出现这个异常就是三个参数的问题，往往</text:span><text:span text:style-name="T21">username</text:span><text:span text:style-name="T1">和</text:span><text:span text:style-name="T21">password</text:span><text:span text:style-name="T1">一般不是出错，所以需要认真查看</text:span><text:span text:style-name="T21">url</text:span><text:span text:style-name="T1">是否打错。</text:span></text:p>
      <text:p text:style-name="P8"><text:span text:style-name="T1">对于</text:span>DriverManager.registerDriver()<text:span text:style-name="T1">方法了解即可，因为我们今后注册驱动只会</text:span><text:span text:style-name="T21">Class.forName()</text:span><text:span text:style-name="T1">，而不会使用这个方法。</text:span></text:p>
      <text:h text:style-name="P1" text:outline-level="2"><text:soft-page-break/><text:span text:style-name="T10">3</text:span><text:span text:style-name="T9">　</text:span><text:span text:style-name="T14">Connection</text:span></text:h>
      <text:p text:style-name="P8">Connection<text:span text:style-name="T1">最为重要的方法就是获取</text:span><text:span text:style-name="T21">Statement</text:span><text:span text:style-name="T1">：</text:span></text:p>
      <text:p text:style-name="P10"><text:span text:style-name="T19">l</text:span>Statement stmt = con.createStatement(); </text:p>
      <text:p text:style-name="P8"><text:span text:style-name="T1">后面在学习</text:span>ResultSet<text:span text:style-name="T1">方法时，还要学习一下下面的方法：</text:span></text:p>
      <text:p text:style-name="P10"><text:span text:style-name="T19">l</text:span>Statement stmt = con.createStatement(int,int);</text:p>
      <text:h text:style-name="P1" text:outline-level="2"><text:span text:style-name="T10">4</text:span><text:span text:style-name="T5">　</text:span><text:span text:style-name="T15">Statement</text:span></text:h>
      <text:p text:style-name="P8">Statement<text:span text:style-name="T1">最为重要的方法是：</text:span></text:p>
      <text:p text:style-name="P10"><text:span text:style-name="T19">l</text:span>int executeUpdate(String sql)<text:span text:style-name="T1">：执行更新操作，即执行</text:span><text:span text:style-name="T21">insert</text:span><text:span text:style-name="T1">、</text:span><text:span text:style-name="T21">update</text:span><text:span text:style-name="T1">、</text:span><text:span text:style-name="T21">delete</text:span><text:span text:style-name="T1">语句，其实这个方法也可以执行</text:span><text:span text:style-name="T21">create table</text:span><text:span text:style-name="T1">、</text:span><text:span text:style-name="T21">alter table</text:span><text:span text:style-name="T1">，以及</text:span><text:span text:style-name="T21">drop table</text:span><text:span text:style-name="T1">等语句，但我们很少会使用</text:span><text:span text:style-name="T21">JDBC</text:span><text:span text:style-name="T1">来执行这些语句；</text:span></text:p>
      <text:p text:style-name="P10"><text:span text:style-name="T19">l</text:span>ResultSet executeQuery(String sql)<text:span text:style-name="T1">：执行查询操作，执行查询操作会返回</text:span><text:span text:style-name="T21">ResultSet</text:span><text:span text:style-name="T1">，即结果集。</text:span></text:p>
      <text:p text:style-name="P6"><text:span text:style-name="T1">　　</text:span>boolean execute()</text:p>
      <text:p text:style-name="P13">Statement<text:span text:style-name="T1">还有一个</text:span><text:span text:style-name="T21">boolean execute()</text:span><text:span text:style-name="T1">方法，这个方法可以用来执行增、删、改、查所有</text:span><text:span text:style-name="T21">SQL</text:span><text:span text:style-name="T1">语句。该方法返回的是</text:span><text:span text:style-name="T21">boolean</text:span><text:span text:style-name="T1">类型，表示</text:span><text:span text:style-name="T21">SQL</text:span><text:span text:style-name="T1">语句是否执行成功。</text:span></text:p>
      <text:p text:style-name="P13"><text:span text:style-name="T1">如果使用</text:span>execute()<text:span text:style-name="T1">方法执行的是更新语句，那么还要调用</text:span><text:span text:style-name="T21">int getUpdateCount()</text:span><text:span text:style-name="T1">来获取</text:span><text:span text:style-name="T21">insert</text:span><text:span text:style-name="T1">、</text:span><text:span text:style-name="T21">update</text:span><text:span text:style-name="T1">、</text:span><text:span text:style-name="T21">delete</text:span><text:span text:style-name="T1">语句所影响的行数。</text:span></text:p>
      <text:p text:style-name="P13"><text:span text:style-name="T1">如果使用</text:span>execute()<text:span text:style-name="T1">方法执行的是查询语句，那么还要调用</text:span><text:span text:style-name="T21">ResultSet getResultSet()</text:span><text:span text:style-name="T1">来获取</text:span><text:span text:style-name="T21">select</text:span><text:span text:style-name="T1">语句的查询结果。</text:span></text:p>
      <text:h text:style-name="P1" text:outline-level="2"><text:span text:style-name="T10">5</text:span><text:span text:style-name="T5">　</text:span><text:span text:style-name="T13">ResultSet</text:span><text:span text:style-name="T5">之获取列数据</text:span></text:h>
      <text:p text:style-name="P13"><text:span text:style-name="T1">可以通过</text:span>next()<text:span text:style-name="T1">方法使</text:span><text:span text:style-name="T21">ResultSet</text:span><text:span text:style-name="T1">的游标向下移动，当游标移动到你需要的行时，就需要来获取该行的数据了，</text:span><text:span text:style-name="T21">ResultSet</text:span><text:span text:style-name="T1">提供了一系列的获取列数据的方法：</text:span></text:p>
      <text:p text:style-name="P14"><text:span text:style-name="T19">l</text:span>String getString(int columnIndex)<text:span text:style-name="T1">：获取指定列的</text:span><text:span text:style-name="T21">String</text:span><text:span text:style-name="T1">类型数据；</text:span></text:p>
      <text:p text:style-name="P14"><text:span text:style-name="T19">l</text:span>int getInt(int columnIndex)<text:span text:style-name="T1">：获取指定列的</text:span><text:span text:style-name="T21">int</text:span><text:span text:style-name="T1">类型数据；</text:span></text:p>
      <text:p text:style-name="P14"><text:span text:style-name="T19">l</text:span>double getDouble(int columnIndex)<text:span text:style-name="T1">：获取指定列的</text:span><text:span text:style-name="T21">double</text:span><text:span text:style-name="T1">类型数据；</text:span></text:p>
      <text:p text:style-name="P14"><text:soft-page-break/><text:span text:style-name="T19">l</text:span>Object getObject(int columnIndex)<text:span text:style-name="T1">：获取指定列的</text:span><text:span text:style-name="T21">Object</text:span><text:span text:style-name="T1">类型的数据。</text:span></text:p>
      <text:p text:style-name="P13"><text:span text:style-name="T1">上面方法中，参数</text:span>columnIndex<text:span text:style-name="T1">表示列的索引，列索引从</text:span><text:span text:style-name="T21">1</text:span><text:span text:style-name="T1">开始，而不是</text:span><text:span text:style-name="T21">0</text:span><text:span text:style-name="T1">，这第一点与数组不同。如果你清楚当前列的数据类型，那么可以使用</text:span><text:span text:style-name="T21">getInt()</text:span><text:span text:style-name="T1">之类的方法来获取，如果你不清楚列的类型，那么你应该使用</text:span><text:span text:style-name="T21">getObject()</text:span><text:span text:style-name="T1">方法来获取。</text:span></text:p>
      <text:p text:style-name="P13">ResultSet<text:span text:style-name="T1">还提供了一套通过列名称来获取列数据的方法：</text:span></text:p>
      <text:p text:style-name="P14"><text:span text:style-name="T19">l</text:span>String getString(String columnName)<text:span text:style-name="T1">：获取名称为</text:span><text:span text:style-name="T21">columnName</text:span><text:span text:style-name="T1">的列的</text:span><text:span text:style-name="T21">String</text:span><text:span text:style-name="T1">数据；</text:span></text:p>
      <text:p text:style-name="P14"><text:span text:style-name="T19">l</text:span>int getInt(String columnName)<text:span text:style-name="T1">：获取名称为</text:span><text:span text:style-name="T21">columnName</text:span><text:span text:style-name="T1">的列的</text:span><text:span text:style-name="T21">int</text:span><text:span text:style-name="T1">数据；</text:span></text:p>
      <text:p text:style-name="P14"><text:span text:style-name="T19">l</text:span>double getDouble(String columnName)<text:span text:style-name="T1">：获取名称为</text:span><text:span text:style-name="T21">columnName</text:span><text:span text:style-name="T1">的列的</text:span><text:span text:style-name="T21">double</text:span><text:span text:style-name="T1">数据；</text:span></text:p>
      <text:p text:style-name="P14"><text:span text:style-name="T19">l</text:span>Object getObject(String columnName)<text:span text:style-name="T1">：获取名称为</text:span><text:span text:style-name="T21">columnName</text:span><text:span text:style-name="T1">的列的</text:span><text:span text:style-name="T21">Object</text:span><text:span text:style-name="T1">数据；</text:span></text:p>
      <text:p text:style-name="P7">结果集的列数</text:p>
      <text:p text:style-name="P4">ResultSet rs = stm.executeQuery(sql);</text:p>
      <text:p text:style-name="P5">ResultSetMetaData rsmd = rs.getMetaData();</text:p>
      <text:p text:style-name="P6"><text:span text:style-name="T24">int</text:span><text:span text:style-name="T26">count = rsmd.getColumnCount();</text:span></text:p>
      <text:p text:style-name="P6"><text:span text:style-name="T1">获取行数</text:span> <text:span text:style-name="T1">只能通过滚动</text:span> resultset</text:p>
      <text:p text:style-name="P4">ResultSet rs = stm.executeQuery(sql);</text:p>
      <text:p text:style-name="P5">rs.last();</text:p>
      <text:p text:style-name="P6"><text:span text:style-name="T24">int</text:span><text:span text:style-name="T30"> </text:span><text:span text:style-name="T29">row </text:span><text:span text:style-name="T26">= rs.getRow()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1" svg:font-family="Aria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6S</meta:editing-duration>
    <meta:editing-cycles>5</meta:editing-cycles>
    <meta:generator>LibreOffice/5.3.0.3$Windows_X86_64 LibreOffice_project/7074905676c47b82bbcfbea1aeefc84afe1c50e1</meta:generator>
    <dc:date>2018-03-03T11:14:20.851000000</dc:date>
    <meta:document-statistic meta:table-count="0" meta:image-count="0" meta:object-count="0" meta:page-count="3" meta:paragraph-count="54" meta:word-count="924" meta:character-count="2333" meta:non-whitespace-character-count="2255"/>
    <meta:user-defined meta:name="Info 1"/>
    <meta:user-defined meta:name="Info 2"/>
    <meta:user-defined meta:name="Info 3"/>
    <meta:user-defined meta:name="Info 4"/>
  </office:meta>
</office:document-meta>
</file>